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oto Sans" svg:font-family="'Noto Sans', 'Helvetica Neue', Helvetica, Arial, 'Liberation Sans', Roboto, Noto, sans-serif"/>
    <style:font-face style:name="Open Sans" svg:font-family="'Open Sans', sans-serif"/>
    <style:font-face style:name="ProximaNovaSoftB" svg:font-family="ProximaNovaSoftB, Arial, sans-serif"/>
    <style:font-face style:name="Recklessneue" svg:font-family="Recklessneue,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
      <style:paragraph-properties fo:text-align="end" style:justify-single-word="false"/>
      <style:text-properties fo:font-weight="bold" officeooo:rsid="001eb1bd" officeooo:paragraph-rsid="001eb1bd" style:font-weight-asian="bold" style:font-weight-complex="bold"/>
    </style:style>
    <style:style style:name="P3" style:family="paragraph" style:parent-style-name="Standard" style:list-style-name="L1">
      <style:text-properties fo:font-weight="normal" officeooo:rsid="001d597c" officeooo:paragraph-rsid="001d597c" style:font-weight-asian="normal" style:font-weight-complex="normal"/>
    </style:style>
    <style:style style:name="P4" style:family="paragraph" style:parent-style-name="Standard" style:list-style-name="L1">
      <style:paragraph-properties fo:text-align="justify" style:justify-single-word="false"/>
      <style:text-properties fo:font-weight="normal" officeooo:rsid="001d597c" officeooo:paragraph-rsid="001d597c" style:font-weight-asian="normal" style:font-weight-complex="normal"/>
    </style:style>
    <style:style style:name="P5" style:family="paragraph" style:parent-style-name="Standard">
      <style:paragraph-properties fo:text-align="justify" style:justify-single-word="false"/>
      <style:text-properties style:font-name="Times New Roman" fo:font-weight="bold" officeooo:rsid="000e6c8d" officeooo:paragraph-rsid="000e6c8d" style:font-weight-asian="bold" style:font-weight-complex="bold"/>
    </style:style>
    <style:style style:name="P6" style:family="paragraph" style:parent-style-name="Standard">
      <style:paragraph-properties fo:text-align="justify" style:justify-single-word="false"/>
      <style:text-properties style:font-name="Times New Roman" fo:font-weight="bold" officeooo:rsid="0011d21d" officeooo:paragraph-rsid="0011d21d" style:font-weight-asian="bold" style:font-weight-complex="bold"/>
    </style:style>
    <style:style style:name="P7" style:family="paragraph" style:parent-style-name="Standard">
      <style:paragraph-properties fo:text-align="justify" style:justify-single-word="false"/>
      <style:text-properties style:font-name="Times New Roman" fo:font-weight="bold" officeooo:rsid="001d597c" officeooo:paragraph-rsid="001d597c" style:font-weight-asian="bold" style:font-weight-complex="bold"/>
    </style:style>
    <style:style style:name="P8" style:family="paragraph" style:parent-style-name="Standard">
      <style:paragraph-properties fo:text-align="justify" style:justify-single-word="false"/>
      <style:text-properties style:font-name="Times New Roman" fo:font-weight="bold" officeooo:rsid="001e0f37" officeooo:paragraph-rsid="001e0f37" style:font-weight-asian="bold" style:font-weight-complex="bold"/>
    </style:style>
    <style:style style:name="P9" style:family="paragraph" style:parent-style-name="Standard">
      <style:paragraph-properties fo:text-align="justify" style:justify-single-word="false"/>
      <style:text-properties style:font-name="Times New Roman" officeooo:rsid="000e6c8d" officeooo:paragraph-rsid="000e6c8d"/>
    </style:style>
    <style:style style:name="P10" style:family="paragraph" style:parent-style-name="Standard">
      <style:paragraph-properties fo:text-align="justify" style:justify-single-word="false"/>
      <style:text-properties style:font-name="Times New Roman" fo:font-weight="normal" officeooo:rsid="001d597c" officeooo:paragraph-rsid="001e0f37" style:font-weight-asian="normal" style:font-weight-complex="normal"/>
    </style:style>
    <style:style style:name="P11" style:family="paragraph" style:parent-style-name="Standard" style:list-style-name="L1">
      <style:paragraph-properties fo:text-align="justify" style:justify-single-word="false"/>
      <style:text-properties style:font-name="Times New Roman" fo:font-weight="normal" officeooo:rsid="001d597c" officeooo:paragraph-rsid="001d597c"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officeooo:rsid="001e0f37" officeooo:paragraph-rsid="001e0f37" style:font-weight-asian="normal" style:font-weight-complex="normal"/>
    </style:style>
    <style:style style:name="P13"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204fe0" officeooo:paragraph-rsid="00204fe0"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204fe0" officeooo:paragraph-rsid="00204fe0"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officeooo:paragraph-rsid="00145f1f"/>
    </style:style>
    <style:style style:name="T1" style:family="text">
      <style:text-properties officeooo:rsid="00107272"/>
    </style:style>
    <style:style style:name="T2" style:family="text">
      <style:text-properties officeooo:rsid="0010a8be"/>
    </style:style>
    <style:style style:name="T3" style:family="text">
      <style:text-properties officeooo:rsid="0011d21d"/>
    </style:style>
    <style:style style:name="T4" style:family="text">
      <style:text-properties fo:font-weight="normal" style:font-weight-asian="normal" style:font-weight-complex="normal"/>
    </style:style>
    <style:style style:name="T5" style:family="text">
      <style:text-properties fo:font-weight="normal" officeooo:rsid="0013a1e2" style:font-weight-asian="normal" style:font-weight-complex="normal"/>
    </style:style>
    <style:style style:name="T6" style:family="text">
      <style:text-properties fo:font-weight="normal" officeooo:rsid="00145f1f" style:font-weight-asian="normal" style:font-weight-complex="normal"/>
    </style:style>
    <style:style style:name="T7" style:family="text">
      <style:text-properties fo:font-weight="normal" officeooo:rsid="00174125" style:font-weight-asian="normal" style:font-weight-complex="normal"/>
    </style:style>
    <style:style style:name="T8" style:family="text">
      <style:text-properties fo:font-weight="normal" officeooo:rsid="001aa8e7" style:font-weight-asian="normal" style:font-weight-complex="normal"/>
    </style:style>
    <style:style style:name="T9" style:family="text">
      <style:text-properties fo:font-weight="normal" officeooo:rsid="001d597c" style:font-weight-asian="normal" style:font-weight-complex="normal"/>
    </style:style>
    <style:style style:name="T10" style:family="text">
      <style:text-properties fo:font-variant="normal" fo:text-transform="none" fo:color="#0e0e29" loext:opacity="100%" fo:font-size="12pt" fo:letter-spacing="normal" fo:font-style="normal" fo:font-weight="normal" officeooo:rsid="0015a9cc" style:font-size-asian="12pt" style:font-weight-asian="normal" style:font-size-complex="12pt" style:font-weight-complex="normal"/>
    </style:style>
    <style:style style:name="T11" style:family="text">
      <style:text-properties fo:font-variant="normal" fo:text-transform="none" fo:color="#000000" loext:opacity="100%" fo:font-size="12pt" fo:letter-spacing="normal" fo:font-style="normal" fo:background-color="#ffffff" loext:char-shading-value="0"/>
    </style:style>
    <style:style style:name="T12" style:family="text">
      <style:text-properties fo:font-variant="normal" fo:text-transform="none" fo:color="#000000" loext:opacity="100%" fo:font-size="12pt" fo:letter-spacing="normal" fo:font-style="normal" officeooo:rsid="001c1c9e" fo:background-color="#ffffff" loext:char-shading-value="0"/>
    </style:style>
    <style:style style:name="T13" style:family="text">
      <style:text-properties fo:font-variant="normal" fo:text-transform="none" fo:color="#000000" loext:opacity="100%" fo:font-size="12pt" fo:letter-spacing="normal" fo:font-style="normal" officeooo:rsid="001aa8e7" fo:background-color="#ffffff" loext:char-shading-value="0"/>
    </style:style>
    <style:style style:name="T14" style:family="text">
      <style:text-properties fo:font-variant="normal" fo:text-transform="none" fo:color="#000000" loext:opacity="100%" fo:font-size="12pt" fo:letter-spacing="normal" fo:font-style="normal" officeooo:rsid="001e0f37" fo:background-color="#ffffff" loext:char-shading-value="0"/>
    </style:style>
    <style:style style:name="T15" style:family="text">
      <style:text-properties fo:font-variant="normal" fo:text-transform="none" fo:color="#000000" loext:opacity="100%" fo:font-size="12pt" fo:letter-spacing="normal" fo:font-style="normal" officeooo:rsid="001eb1bd" fo:background-color="#ffffff" loext:char-shading-value="0"/>
    </style:style>
    <style:style style:name="T16" style:family="text">
      <style:text-properties fo:font-variant="normal" fo:text-transform="none" fo:color="#000000" loext:opacity="100%" fo:font-size="12pt" fo:letter-spacing="normal" fo:font-style="normal" officeooo:rsid="00204fe0" fo:background-color="#ffffff" loext:char-shading-value="0"/>
    </style:style>
    <style:style style:name="T17" style:family="text">
      <style:text-properties fo:font-variant="normal" fo:text-transform="none" fo:color="#000000" loext:opacity="100%" fo:font-size="12pt" fo:letter-spacing="normal" fo:font-style="normal" fo:font-weight="normal" officeooo:rsid="001aa8e7" fo:background-color="#ffffff" loext:char-shading-value="0" style:font-weight-asian="normal" style:font-weight-complex="normal"/>
    </style:style>
    <style:style style:name="T18" style:family="text">
      <style:text-properties fo:font-variant="normal" fo:text-transform="none" fo:color="#000000" loext:opacity="100%" fo:font-size="12pt" fo:letter-spacing="normal" fo:font-style="normal" fo:font-weight="normal" officeooo:rsid="001c1c9e" fo:background-color="#ffffff" loext:char-shading-value="0" style:font-weight-asian="normal" style:font-weight-complex="normal"/>
    </style:style>
    <style:style style:name="T19" style:family="text">
      <style:text-properties fo:font-variant="normal" fo:text-transform="none" fo:color="#000000" loext:opacity="100%" style:font-name="Times New Roman" fo:font-size="12pt" fo:letter-spacing="normal" fo:font-style="normal" fo:background-color="#ffffff" loext:char-shading-value="0"/>
    </style:style>
    <style:style style:name="T20" style:family="text">
      <style:text-properties fo:font-variant="normal" fo:text-transform="none" fo:color="#000000" loext:opacity="100%" style:font-name="Times New Roman" fo:font-size="12pt" fo:letter-spacing="normal" fo:font-style="normal" officeooo:rsid="001aa8e7" fo:background-color="#ffffff" loext:char-shading-value="0"/>
    </style:style>
    <style:style style:name="T21" style:family="text">
      <style:text-properties fo:font-variant="normal" fo:text-transform="none" fo:color="#000000" loext:opacity="100%" style:font-name="Times New Roman" fo:font-size="12pt" fo:letter-spacing="-0.0102in" fo:font-style="normal" officeooo:rsid="001aa8e7" fo:background-color="#ffffff" loext:char-shading-value="0"/>
    </style:style>
    <style:style style:name="T22" style:family="text">
      <style:text-properties fo:font-size="12pt" fo:font-weight="normal" officeooo:rsid="0015a9cc" style:font-size-asian="12pt" style:font-weight-asian="normal" style:font-size-complex="12pt" style:font-weight-complex="normal"/>
    </style:style>
    <style:style style:name="T23" style:family="text">
      <style:text-properties style:font-name="Times New Roman"/>
    </style:style>
    <style:style style:name="T24" style:family="text">
      <style:text-properties officeooo:rsid="001eb1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eople Management Strategies for building work culture</text:p>
      <text:p text:style-name="P14"/>
      <text:p text:style-name="P5"><text:span text:style-name="T1">What is </text:span><text:span text:style-name="T2">People</text:span><text:span text:style-name="T1"> management?</text:span></text:p>
      <text:p text:style-name="P9"><text:tab/>Development, organization, problem-solving, and staff growth are all included within the broad topic of people management. These abilities range from developing a successful performance management strategy for a firm to being able to resolve a personality conflict among team members.<text:line-break/>People management differs from performance management in that it takes into account factors other than employees' success at their jobs and instead places a larger emphasis on their overall well-being. People management focuses on giving employees the tools they need to solve problems and collaborate effectively with other team members. Performance management focuses on the continuing process of setting and evaluating employee progress against established goals. Every manager should possess the ability to manage people in order to get the most out of their teams' efforts. A person's ability to contribute to producing successful results will be hampered if the workspace environment is unsuitable, which could eventually result in losing the team member. There are several guiding principles for both team and organizational management. These principles serve as a framework for action, conduct, and choice-making in a given situation. Every leader needs to have a few people management techniques, and we'll talk about a few that have been stated in various <text:span text:style-name="T3">articles</text:span>.</text:p>
      <text:p text:style-name="P9"/>
      <text:p text:style-name="P6">Author 1:</text:p>
      <text:p text:style-name="P6"><text:tab/><text:span text:style-name="T9">[1]</text:span><text:span text:style-name="T4">The workplace culture of the organization is, in the author's opinion, the main factor luring workers to work there, with the team environment coming in second. Maintaining a team requires excellent people management abilities, and an organization's success depends on its ability to keep all of its employees content. One cannot force a person to work or achieve a positive result. We need a management hierarchy to govern a team, and the manager and team leader are key players in this hierarchy. They are very important in an organization because individuals need a leader to help them manage and solve difficulties because they cannot contact the owner for minor issues.</text:span><text:span text:style-name="T5"> </text:span><text:span text:style-name="T6">Making a minor adjustment to one's perspective and thinking can be employed as a people management technique. </text:span></text:p>
      <text:p text:style-name="P15"><text:span text:style-name="T10">To listen is the first tactic. A skilled listener never cuts the other person off in conversation and never assumes the other person is not receptive to understanding the issue. While listening carefully, the manager must also be cognizant of the circumstances. Even if the manager is aware of the situation, he or she should give the employee an opportunity to speak so that the possibility of learning fresh information can be considered. You need to ask managers, who need to set aside their preconceived views.</text:span><text:span text:style-name="T22"> A great manager listens with the goal of learning as much as they can about the situation, even if they believe the problem's clear reason. They don't immediately jump in with a solution. Prepare for meetings, but don't assume you have all the answers when you enter. </text:span><text:span text:style-name="T7">The second tactic is to distinguish between personal and business issues. A manager who lacks differentiation skills will provide the organization and the person with unsuitable solutions. An individual's feelings may fall under personal issues. They could be related to their workload, their team's procedure, their team members' contributions, or switching to various projects. The team's overall performance, workflow issues that generate rework and delays, an unfavorable work climate within the team as a result of subpar performance, and unambitious employees are the organizational challenges. The manager should address the business issue without creating an individual one.</text:span><text:span text:style-name="T8"> </text:span><text:span text:style-name="T17">The supervisor must be aware of the employee's responsibilities and goals. The should not make assumptions about what the person needs </text:span><text:soft-page-break/><text:span text:style-name="T17">or wants. Achieving the project's successful completion would be neglected while the individual performance would be hampered. The goal is to fulfill each person's needs in order for them to be able to perform effectively and be motivated by their work. When an individual is enthusiastic to work on a project and putting up exceptional effort, but the team as a whole is not performing well, that individual shouldn't be dismissed from the project; instead, the team should be rotated. <text:s/></text:span><text:span text:style-name="T18">If the people management skill in leader may lead to a successful organization.</text:span></text:p>
      <text:p text:style-name="P15"><text:span text:style-name="T18"/></text:p>
      <text:p text:style-name="P7"><text:span text:style-name="T12">A</text:span><text:span text:style-name="T11">uthor 2 and 3:</text:span></text:p>
      <text:p text:style-name="P10"><text:span text:style-name="T11">[2]According to the author one important part in people management is</text:span><text:span text:style-name="T13"> appreciation. The employee consistently makes a major contribution to the company's growth, but their labor is unappreciated and taken for granted. Because there is no acknowledgment, the employee won't be driven or ambitious. An employee will always be happier and more motivated to contribute if they receive some appreciation. If an employee receives criticism, they shouldn't be embarrassed; instead, they should be made to understand or given an alternative solution to help them feel cared. The management should prioritize each employee's personal and professional development. The manager should provide seminars to encourage staff members to learn new things and stay current with technological advancements. </text:span><text:span text:style-name="T14">Even if there are no issues with the team, the manager should continue to monitor them because knowing the team well and being aware of any issues will help.[3] The author claims that feedback is the most crucial component of people management. The boss should constantly be willing to consider the employee's comments. Additionally, the worker should be given the chance to evaluate their own performance and defend their efforts. This will support the team in building positive relationships. </text:span><text:span text:style-name="T15">The team should be informed of the project's needs and their responsibilities. Goals can be more easily attained with this level of clarity, which the manager should convey. A team's potential should be recognized by the management, who can also add reinforcement if necessary. There is a chance that disagreements will arise when we work in a team. When there is a lack of coordination and a difference of viewpoint, conflicts may occur. The management should exercise objectivity and make a choice that will effectively lead to the intended outcome. </text:span><text:span text:style-name="T16">These are some strategies for building the suitable work space for employees </text:span></text:p>
      <text:p text:style-name="P8"><text:span text:style-name="T17"/></text:p>
      <text:p text:style-name="P8"><text:span text:style-name="T13">C</text:span><text:span text:style-name="T11">onclusion:</text:span></text:p>
      <text:p text:style-name="P12"><text:span text:style-name="T11"><text:s/><text:tab/></text:span><text:span text:style-name="T16">For a corporation, managing people is just as important as managing clients. The workplace culture of an organization determines whether it will succeed or fail. The side effects of people management skills are extensive, ranging from organizational to personal development. I believe there are particular tactics that every corporation uses rather frequently. Having said that, there aren't any specific laws or regulations. The experience of the leader determines most things. Rules and tactics are also formed based on leader observation and analysis.</text:span></text:p>
      <text:p text:style-name="P7"><text:span text:style-name="T17"/></text:p>
      <text:p text:style-name="P7"><text:span text:style-name="T13">R</text:span><text:span text:style-name="T11">eferences:</text:span></text:p>
      <text:list xml:id="list869243435" text:style-name="L1">
        <text:list-item>
          <text:p text:style-name="P11"><text:span text:style-name="T13">6 People Management Tips for First-Time Managers: <text:s/></text:span></text:p>
          <text:p text:style-name="P4"><text:a xlink:type="simple" xlink:href="https://lattice.com/library/6-people-management-tips-that-will-make-you-a-bette" text:style-name="Internet_20_link" text:visited-style-name="Visited_20_Internet_20_Link">https://lattice.com/library/6-people-management-tips-that-will-make-you-a-bette</text:a><text:span text:style-name="T19"><text:tab/></text:span></text:p>
        </text:list-item>
        <text:list-item>
          <text:p text:style-name="P11"><text:span text:style-name="T13">People Management Strategies for Organizational Success: </text:span></text:p>
          <text:p text:style-name="P4"><text:a xlink:type="simple" xlink:href="https://invoicebus.com/blog/people-management-strategies/" text:style-name="Internet_20_link" text:visited-style-name="Visited_20_Internet_20_Link">https://invoicebus.com/blog/people-management-strategies/</text:a><text:span text:style-name="T20"><text:tab/></text:span><text:span text:style-name="T19"><text:tab/></text:span></text:p>
        </text:list-item>
        <text:list-item>
          <text:p text:style-name="P3"><text:span text:style-name="T23"><text:s/></text:span><text:span text:style-name="T21">14 Tips for Effectively Managing People: </text:span><text:a xlink:type="simple" xlink:href="https://www.indeed.com/career-advice/career-development/managing-people" text:style-name="Internet_20_link" text:visited-style-name="Visited_20_Internet_20_Link">https://www.indeed.com/career-advice/career-development/managing-people</text:a><text:span text:style-name="T21"><text:tab/></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oto Sans" svg:font-family="'Noto Sans', 'Helvetica Neue', Helvetica, Arial, 'Liberation Sans', Roboto, Noto, sans-serif"/>
    <style:font-face style:name="Open Sans" svg:font-family="'Open Sans', sans-serif"/>
    <style:font-face style:name="ProximaNovaSoftB" svg:font-family="ProximaNovaSoftB, Arial, sans-serif"/>
    <style:font-face style:name="Recklessneue" svg:font-family="Recklessneue,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
      <style:paragraph-properties fo:text-align="end" style:justify-single-word="false"/>
      <style:text-properties fo:font-weight="bold" officeooo:rsid="001eb1bd" officeooo:paragraph-rsid="001eb1bd" style:font-weight-asian="bold" style:font-weight-complex="bold"/>
    </style:style>
    <style:style style:name="MT1" style:family="text">
      <style:text-properties officeooo:rsid="001eb1b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span text:style-name="MT1">Assignment 3</text:span></text:p>
        <text:p text:style-name="MP2">ID: 1001955801</text:p>
      </style:header>
      <style:footer>
        <text:p text:style-name="Footer"><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2T16:39:35.354000000</meta:creation-date>
    <dc:date>2022-07-23T12:37:48.782000000</dc:date>
    <meta:editing-duration>PT11M51S</meta:editing-duration>
    <meta:editing-cycles>3</meta:editing-cycles>
    <meta:generator>LibreOffice/7.1.7.2$Windows_X86_64 LibreOffice_project/c6a4e3954236145e2acb0b65f68614365aeee33f</meta:generator>
    <meta:document-statistic meta:table-count="0" meta:image-count="0" meta:object-count="0" meta:page-count="2" meta:paragraph-count="19" meta:word-count="1100" meta:character-count="7308" meta:non-whitespace-character-count="6213"/>
  </office:meta>
</office:document-meta>
</file>